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T1"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draw:fill="none" draw:fill-color="#ffffff" style:shadow="none" draw:shadow-opacity="100%">
        <style:columns fo:column-count="1"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Line Value 1" text:name="py3o.line.val1"/>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ext:p text:style-name="Standard"><draw:frame draw:style-name="fr1" draw:name="py3o.image(logo, 'png', width='5cm', dummy=2)" text:anchor-type="paragraph" svg:x="6.11cm" svg:y="-0.011cm" svg:width="5.001cm" svg:height="2.499cm" draw:z-index="1"><draw:text-box><text:p text:style-name="Frame_20_contents"/></draw:text-box></draw:frame></text:p>
      <text:p text:style-name="Standard"/>
      <text:p text:style-name="Standard"/>
      <text:p text:style-name="Standard"/>
      <text:p text:style-name="Standard"/>
      <text:p text:style-name="Standard"/>
      <text:p text:style-name="P1">Best regards</text:p>
      <text:p text:style-name="P1">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Frame">
      <style:graphic-properties style:vertical-pos="from-top" style:vertical-rel="paragraph" style:horizontal-pos="from-left" style:horizontal-rel="paragraph" fo:background-color="transparent" draw:fill="none" draw:fill-color="#ffffff" style:shadow="none" draw:shadow-opacity="100%">
        <style:columns fo:column-count="1" fo:column-gap="0cm"/>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image(logo, 'png', width='5cm')" text:anchor-type="paragraph" svg:x="6.11cm" svg:y="-0.011cm" svg:width="5.001cm" svg:height="2.499cm" draw:z-index="0"><draw:text-box><text:p text:style-name="Frame_20_contents"/></draw:text-box></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0$Linux_X86_64 LibreOffice_project/40m0$Build-2</meta:generator>
    <meta:initial-creator>Florent Aide</meta:initial-creator>
    <meta:creation-date>2010-09-07T17:55:48</meta:creation-date>
    <dc:date>2017-10-19T13:44:37.043614989</dc:date>
    <dc:language>en-GB</dc:language>
    <meta:editing-cycles>29</meta:editing-cycles>
    <meta:editing-duration>PT3H25M10S</meta:editing-duration>
    <dc:creator>Taŭga Tecnologia</dc:creator>
    <meta:document-statistic meta:table-count="0" meta:image-count="0" meta:object-count="0" meta:page-count="1" meta:paragraph-count="5" meta:word-count="127" meta:character-count="656" meta:non-whitespace-character-count="534"/>
    <meta:user-defined meta:name="Info 1"/>
    <meta:user-defined meta:name="Info 2"/>
    <meta:user-defined meta:name="Info 3"/>
    <meta:user-defined meta:name="Info 4"/>
  </office:meta>
</office:document-meta>
</file>